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10.493cm"/>
    </style:style>
    <style:style style:name="co3" style:family="table-column">
      <style:table-column-properties fo:break-before="auto" style:column-width="18.235cm"/>
    </style:style>
    <style:style style:name="co4" style:family="table-column">
      <style:table-column-properties fo:break-before="auto" style:column-width="11.993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2.69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start" fo:margin-left="0.071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Excel_20_Built-in_20_Normal">
      <style:text-properties fo:font-size="10pt" style:font-size-asian="10pt" style:font-size-complex="10pt"/>
    </style:style>
    <style:style style:name="ce6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start" fo:margin-left="0.071cm"/>
      <style:text-properties fo:font-size="10pt" style:font-size-asian="10pt" style:font-size-complex="10pt"/>
    </style:style>
    <style:style style:name="ce7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Calibri" fo:font-size="15pt" fo:font-weight="bold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1" style:family="table-cell" style:parent-style-name="Excel_20_Built-in_20_Normal">
      <style:table-cell-properties fo:background-color="#ffffff" style:vertical-align="middle"/>
      <style:text-properties fo:font-size="10pt" style:font-size-asian="10pt" style:font-size-complex="10pt"/>
    </style:style>
    <style:style style:name="ce12" style:family="table-cell" style:parent-style-name="Excel_20_Built-in_20_Normal">
      <style:table-cell-properties fo:background-color="#ffffff" style:vertical-align="top"/>
      <style:text-properties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ff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7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4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Utilisation des balises div trop importante</text:p>
          </table:table-cell>
          <table:table-cell table:style-name="ce6" office:value-type="string">
            <text:p>Le site sera mal compris par Google et le code moins clair</text:p>
          </table:table-cell>
          <table:table-cell table:style-name="ce6" office:value-type="string">
            <text:p>Utiliser des balises spécifiques : header, nav, fig, footer, etc</text:p>
          </table:table-cell>
          <table:table-cell table:style-name="ce8" office:value-type="string">
            <text:p>X</text:p>
          </table:table-cell>
          <table:table-cell table:style-name="ce11" office:value-type="string" table:number-columns-spanned="1" table:number-rows-spanned="12">
            <text:p>SEO :</text:p>
            <text:p/>
            <text:p><text:a xlink:href="https://openclassrooms.com/fr/courses/5561431-augmentez-votre-trafic-grace-au-referencement-naturel-seo/5578340-localisez-vos-mots-cles">https://openclassrooms.com/fr/courses/5561431-augmentez-votre-trafic-grace-au-referencement-naturel-seo/5578340-localisez-vos-mots-cles</text:a> </text:p>
            <text:p><text:a xlink:href="https://www.seo.fr/definition/meta-robots">https://www.seo.fr/definition/meta-robots</text:a></text:p>
          </table:table-cell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Balise meta « robot » absente</text:p>
          </table:table-cell>
          <table:table-cell table:style-name="ce6" office:value-type="string">
            <text:p>Ces balises aident les robots de Google à indexer et traiter correctement les pages et leur contenu</text:p>
          </table:table-cell>
          <table:table-cell table:style-name="ce6" office:value-type="string">
            <text:p>Placer les balises pour les directives souhaitées</text:p>
          </table:table-cell>
          <table:table-cell table:style-name="ce8"/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Images au mauvais format et à la mauvaise taille</text:p>
          </table:table-cell>
          <table:table-cell table:style-name="ce6" office:value-type="string">
            <text:p>La qualité est mauvaise et la vitesse de chargement est trop longue, l'UX sont moins bonnes</text:p>
          </table:table-cell>
          <table:table-cell table:style-name="ce6" office:value-type="string">
            <text:p>Exporter les photos au bon format et les mettre aux bonnes résolutions</text:p>
          </table:table-cell>
          <table:table-cell table:style-name="ce8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Bourrer des mots-clefs ayant la même couleur que l'arrière-plan</text:p>
          </table:table-cell>
          <table:table-cell table:style-name="ce6" office:value-type="string">
            <text:p>Google considère ça comme du spam</text:p>
          </table:table-cell>
          <table:table-cell table:style-name="ce6" office:value-type="string">
            <text:p>Supprimer les mots-clefs cachés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e H1 ne contient pas le mot-clef principal</text:p>
          </table:table-cell>
          <table:table-cell table:style-name="ce6" office:value-type="string">
            <text:p>Le site ne remontera moins sur ce mot-clef</text:p>
          </table:table-cell>
          <table:table-cell table:style-name="ce6" office:value-type="string">
            <text:p>Ajouter le mot-clef de façon cohérente dans le H1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Version mobile mal optimisée</text:p>
          </table:table-cell>
          <table:table-cell table:style-name="ce6" office:value-type="string">
            <text:p>Google priorise les versions mobile du site</text:p>
          </table:table-cell>
          <table:table-cell table:style-name="ce6" office:value-type="string">
            <text:p>Faire une version mobile du site correcte</text:p>
          </table:table-cell>
          <table:table-cell table:style-name="ce9"/>
          <table:covered-table-cell table:style-name="ce12"/>
          <table:table-cell table:style-name="ce15"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6" office:value-type="string">
            <text:p>Trop de liens vers la même page</text:p>
          </table:table-cell>
          <table:table-cell table:style-name="ce6" office:value-type="string">
            <text:p>Google peut prendre ça pour du spam</text:p>
          </table:table-cell>
          <table:table-cell table:style-name="ce6" office:value-type="string">
            <text:p>Garder les liens aux endroits les plus appropriés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iste de liens en pieds de page</text:p>
          </table:table-cell>
          <table:table-cell table:style-name="ce6" office:value-type="string">
            <text:p>Google considère ça comme du spam et encombre le site</text:p>
          </table:table-cell>
          <table:table-cell table:style-name="ce6" office:value-type="string">
            <text:p>Garder les liens faisant autorité dans le domaine et ceux des partenaires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Pas de titre aux pages</text:p>
          </table:table-cell>
          <table:table-cell table:style-name="ce6" office:value-type="string">
            <text:p>Google s'en sert pour référencer le site et l'affiche dans les résultats de recherche</text:p>
          </table:table-cell>
          <table:table-cell table:style-name="ce6" office:value-type="string">
            <text:p>Mettre des titres aux pages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Pas de description</text:p>
          </table:table-cell>
          <table:table-cell table:style-name="ce6" office:value-type="string">
            <text:p>Google s'en sert pour référencer le site et l'affiche dans les résultats de recherche</text:p>
          </table:table-cell>
          <table:table-cell table:style-name="ce6" office:value-type="string">
            <text:p>Mettre des descriptions aux pages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ien vide dans la navigation</text:p>
          </table:table-cell>
          <table:table-cell table:style-name="ce6" office:value-type="string">
            <text:p>Problème de structure de page</text:p>
          </table:table-cell>
          <table:table-cell table:style-name="ce6" office:value-type="string">
            <text:p>Supprimer le lien vide</text:p>
          </table:table-cell>
          <table:table-cell table:style-name="ce8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es codes JS et CSS ne sont pas minifiés</text:p>
          </table:table-cell>
          <table:table-cell table:style-name="ce6" office:value-type="string">
            <text:p>Le site met plus de temps à charger, l'UX et la crawlabilité sont moins bonnes</text:p>
          </table:table-cell>
          <table:table-cell table:style-name="ce6" office:value-type="string">
            <text:p>Minifier les codes</text:p>
          </table:table-cell>
          <table:table-cell table:style-name="ce8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Les descriptions d'images ne correspondent pas</text:p>
          </table:table-cell>
          <table:table-cell table:style-name="ce6" office:value-type="string">
            <text:p>Google peut prendre ça pour du spam / Les liseuses liront la description ne correspondant pas à l'image</text:p>
          </table:table-cell>
          <table:table-cell table:style-name="ce6" office:value-type="string">
            <text:p>Changer les descriptions pour qu'elles correspondent aux images</text:p>
          </table:table-cell>
          <table:table-cell table:style-name="ce9"/>
          <table:table-cell table:style-name="ce12" office:value-type="string" table:number-columns-spanned="1" table:number-rows-spanned="11">
            <text:p/>
            <text:p/>
            <text:p/>
            <text:p/>
            <text:p>Accessibilité :</text:p>
            <text:p/>
            <text:p>Https://s3-eu-west-1.amazonaws.com/course.oc-static.com/courses/6691346/Guide+de+test+d'accessibilite%CC%81+des+WCAG.pdf </text:p>
            <text:p>https://developer.mozilla.org/fr/docs/web/accessibility/mobile_accessibility_checklist </text:p>
            <text:p>Https://www.washington.edu/accessibility/web/</text:p>
          </table:table-cell>
          <table:table-cell table:style-name="ce15"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Du texte dans les images</text:p>
          </table:table-cell>
          <table:table-cell table:style-name="ce6" office:value-type="string">
            <text:p>Google ne peut pas se servir du texte pour référencer le site / Les liseuses ne peuvent pas lire le texte</text:p>
          </table:table-cell>
          <table:table-cell table:style-name="ce6" office:value-type="string">
            <text:p>Remplacer les images par le texte qu'elles contiennent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Mauvais intitulé dans la navigation : page 2 &gt;</text:p>
          </table:table-cell>
          <table:table-cell table:style-name="ce6" office:value-type="string">
            <text:p>Google ne comprendra pas le lien / Les liseuses liront le mauvais intitulé</text:p>
          </table:table-cell>
          <table:table-cell table:style-name="ce6" office:value-type="string">
            <text:p>Mettre le bon intitulé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H3 avant le H2</text:p>
          </table:table-cell>
          <table:table-cell table:style-name="ce6" office:value-type="string">
            <text:p>Google et les liseuses se servent des titres pour comprendre la structure du site</text:p>
          </table:table-cell>
          <table:table-cell table:style-name="ce6" office:value-type="string">
            <text:p>Structurer correctement le site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type input email mal placé</text:p>
          </table:table-cell>
          <table:table-cell table:style-name="ce6" office:value-type="string">
            <text:p>Google et les aides à la navigation peuvent mal interpréter le formulaire</text:p>
          </table:table-cell>
          <table:table-cell table:style-name="ce6" office:value-type="string">
            <text:p>Remplacer par l'intitulé correct</text:p>
          </table:table-cell>
          <table:table-cell table:style-name="ce8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3" office:value-type="string">
            <text:p>SEO / Accessibilité</text:p>
          </table:table-cell>
          <table:table-cell table:style-name="ce6" office:value-type="string">
            <text:p>Langue dans le html non défini</text:p>
          </table:table-cell>
          <table:table-cell table:style-name="ce6" office:value-type="string">
            <text:p>Pose problème pour les liseuses / Problème de localisation par Google</text:p>
          </table:table-cell>
          <table:table-cell table:style-name="ce6" office:value-type="string">
            <text:p>Mettre la langue appropriée</text:p>
          </table:table-cell>
          <table:table-cell table:style-name="ce9" office:value-type="string">
            <text:p>X</text:p>
          </table:table-cell>
          <table:covered-table-cell table:style-name="ce13"/>
          <table:table-cell table:style-name="ce15"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Header et footer différents sur la page d'accueil et de contact</text:p>
          </table:table-cell>
          <table:table-cell table:style-name="ce6" office:value-type="string">
            <text:p>Ils servent de repères pour la navigation et de structure pour le site et garantissent la cohérence entre les pages</text:p>
          </table:table-cell>
          <table:table-cell table:style-name="ce6" office:value-type="string">
            <text:p>Uniformiser les footers / header au maximum</text:p>
          </table:table-cell>
          <table:table-cell table:style-name="ce8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Contraste trop faible</text:p>
          </table:table-cell>
          <table:table-cell table:style-name="ce6" office:value-type="string">
            <text:p>Les personnes ayant des problèmes de vue auront du mal à distinguer les éléments</text:p>
          </table:table-cell>
          <table:table-cell table:style-name="ce6" office:value-type="string">
            <text:p>Augmenter le contraste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Certains textes sont trop petits</text:p>
          </table:table-cell>
          <table:table-cell table:style-name="ce6" office:value-type="string">
            <text:p>Illisible pour certaines personnes</text:p>
          </table:table-cell>
          <table:table-cell table:style-name="ce6" office:value-type="string">
            <text:p>Augmenter la taille des textes trop petits</text:p>
          </table:table-cell>
          <table:table-cell table:style-name="ce9" office:value-type="string">
            <text:p>X</text:p>
          </table:table-cell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Le focus n'est pas visible</text:p>
          </table:table-cell>
          <table:table-cell table:style-name="ce6" office:value-type="string">
            <text:p>On peut pas savoir où est le focus sur le site</text:p>
          </table:table-cell>
          <table:table-cell table:style-name="ce6" office:value-type="string">
            <text:p>Rendre le focus visible</text:p>
          </table:table-cell>
          <table:table-cell table:style-name="ce8"/>
          <table:covered-table-cell table:style-name="ce12"/>
          <table:table-cell table:style-name="ce15"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Absence d'attribut « role » aux balises HTML</text:p>
          </table:table-cell>
          <table:table-cell table:style-name="ce6" office:value-type="string">
            <text:p>Les liseuses peuvent les lire et les utiliser pour voyager entre les différentes sections</text:p>
          </table:table-cell>
          <table:table-cell table:style-name="ce6" office:value-type="string">
            <text:p>Mettre des attributs « role » aux balises html pertinantes</text:p>
          </table:table-cell>
          <table:table-cell table:style-name="ce8"/>
          <table:covered-table-cell table:style-name="ce12"/>
          <table:table-cell table:style-name="ce15" table:number-columns-repeated="1018"/>
        </table:table-row>
        <table:table-row table:style-name="ro1" table:number-rows-repeated="24">
          <table:table-cell table:style-name="ce4" table:number-columns-repeated="1024"/>
        </table:table-row>
        <table:table-row table:style-name="ro1" table:number-rows-repeated="95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9/04/2022</text:date>, <text:time>01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9T01:50:06.67</dc:date>
    <meta:generator>OpenOffice/4.1.11$Win32 OpenOffice.org_project/4111m1$Build-9808</meta:generator>
    <meta:editing-duration>P4DT4H32M10S</meta:editing-duration>
    <meta:editing-cycles>5</meta:editing-cycles>
    <meta:document-statistic meta:table-count="1" meta:cell-count="118" meta:object-count="0"/>
  </office:meta>
</office:document-meta>
</file>